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1mm" fo:break-before="auto" style:use-optimal-row-height="false"/>
    </style:style>
    <style:style style:name="ro5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dddddd" fo:wrap-option="wrap" fo:border="0.06pt solid #000000"/>
      <style:text-properties fo:color="#c9211e" style:text-outline="false" style:text-line-through-style="none" style:text-line-through-type="none" style:font-name="Liberation Serif" fo:font-size="12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0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gradient" draw:fill-color="#ffd8ce" draw:fill-gradient-name="Pastel_20_Bouquet" draw:gradient-step-count="49" draw:textarea-vertical-align="middle" fo:min-height="7.16mm"/>
    </style:style>
    <style:style style:name="gr2" style:family="graphic">
      <style:graphic-properties draw:stroke="none" svg:stroke-color="#000000" draw:fill="gradient" draw:fill-color="#ffffff" draw:fill-gradient-name="Blue_20_Touch" draw:textarea-vertical-align="middle" fo:min-height="29.27mm"/>
    </style:style>
    <style:style style:name="gr3" style:family="graphic">
      <style:graphic-properties draw:stroke="solid" svg:stroke-width="0.26mm" svg:stroke-color="#000000" draw:marker-start="" draw:marker-start-width="3mm" draw:marker-start-center="false" draw:marker-end="" draw:marker-end-width="3mm" draw:marker-end-center="false" draw:stroke-linejoin="miter" draw:fill="solid" draw:fill-color="#cccc00" draw:fill-image-width="0mm" draw:fill-image-height="0mm" style:repeat="repeat" draw:textarea-horizontal-align="center" draw:textarea-vertical-align="middle" draw:auto-grow-height="false" draw:fit-to-size="false" style:shrink-to-fit="false" fo:min-height="20.26mm" fo:min-width="16.76mm" fo:padding-top="1.3mm" fo:padding-bottom="1.3mm" fo:padding-left="2.5mm" fo:padding-right="2.5mm" fo:wrap-option="wrap" draw:shadow="hidden" draw:shadow-offset-x="3mm" draw:shadow-offset-y="3mm" draw:shadow-color="#868686" draw:shadow-opacity="100%"/>
    </style:style>
    <style:style style:name="gr4" style:family="graphic">
      <style:graphic-properties draw:stroke="solid" svg:stroke-width="0.26mm" svg:stroke-color="#000000" draw:marker-start="" draw:marker-start-width="3mm" draw:marker-start-center="false" draw:marker-end="" draw:marker-end-width="3mm" draw:marker-end-center="false" draw:stroke-linejoin="miter" draw:fill="solid" draw:fill-color="#cccc00" draw:fill-image-width="0mm" draw:fill-image-height="0mm" style:repeat="repeat" draw:textarea-horizontal-align="center" draw:textarea-vertical-align="middle" draw:auto-grow-height="false" draw:fit-to-size="false" style:shrink-to-fit="false" fo:min-height="22.41mm" fo:min-width="22.83mm" fo:padding-top="1.3mm" fo:padding-bottom="1.3mm" fo:padding-left="2.5mm" fo:padding-right="2.5mm" fo:wrap-option="wrap" draw:shadow="hidden" draw:shadow-offset-x="3mm" draw:shadow-offset-y="3mm" draw:shadow-color="#868686" draw:shadow-opacity="100%"/>
    </style:style>
    <style:style style:name="gr5" style:family="graphic">
      <style:graphic-properties draw:stroke="none" svg:stroke-color="#000000" draw:fill="gradient" draw:fill-color="#111111" draw:fill-gradient-name="Midnight" draw:gradient-step-count="0" draw:textarea-vertical-align="middle" fo:min-height="6.64mm"/>
    </style:style>
    <style:style style:name="gr6" style:family="graphic">
      <style:graphic-properties draw:stroke="none" svg:stroke-color="#000000" draw:fill="gradient" draw:fill-color="#ffffff" draw:fill-gradient-name="Blue_20_Touch" draw:textarea-vertical-align="middle" fo:min-height="27.1mm"/>
    </style:style>
    <style:style style:name="gr7" style:family="graphic">
      <style:graphic-properties draw:stroke="none" svg:stroke-color="#000000" draw:fill="gradient" draw:fill-color="#ffffff" draw:fill-gradient-name="Blue_20_Touch" draw:textarea-vertical-align="middle" fo:min-height="28.16mm"/>
    </style:style>
    <style:style style:name="gr8" style:family="graphic">
      <style:graphic-properties draw:stroke="none" svg:stroke-width="0mm" svg:stroke-color="#3465a4" draw:marker-start-width="2mm" draw:marker-end-width="2mm" draw:fill="gradient" draw:fill-gradient-name="gradient" draw:gradient-step-count="49" draw:textarea-horizontal-align="justify" draw:textarea-vertical-align="middle" draw:auto-grow-height="false" fo:min-height="19.75mm" fo:min-width="59.25mm" fo:padding-top="0mm" fo:padding-bottom="0mm" fo:padding-left="0mm" fo:padding-right="0mm" draw:shadow="visible" draw:shadow-offset-x="1mm" draw:shadow-offset-y="-1mm" draw:shadow-color="#dddddd" text:animation="none"/>
    </style:style>
    <style:style style:name="gr9" style:family="graphic">
      <style:graphic-properties draw:stroke="none" draw:fill="gradient" draw:fill-gradient-name="Blue_20_Touch" draw:textarea-horizontal-align="justify" draw:textarea-vertical-align="middle" draw:auto-grow-height="false" fo:min-height="67.93mm" fo:min-width="60.12mm" fo:wrap-option="wrap"/>
    </style:style>
    <style:style style:name="gr10" style:family="graphic">
      <style:graphic-properties draw:marker-end="Arrow" draw:marker-end-width="2mm" draw:textarea-horizontal-align="center" draw:textarea-vertical-align="middle"/>
    </style:style>
    <style:style style:name="gr11" style:family="graphic">
      <style:graphic-properties draw:stroke="none" svg:stroke-color="#000000" draw:fill="none" draw:fill-color="#ffffff" fo:min-height="18.69mm"/>
    </style:style>
    <style:style style:name="gr12" style:family="graphic">
      <style:graphic-properties draw:stroke="none" draw:fill="gradient" draw:fill-gradient-name="Blue_20_Touch" draw:textarea-horizontal-align="justify" draw:textarea-vertical-align="middle" draw:auto-grow-height="true" fo:min-height="0mm" fo:min-width="0mm" fo:wrap-option="wrap" text:animation="none" text:animation-direction="up" text:animation-start-inside="false" text:animation-stop-inside="false"/>
    </style:style>
    <style:style style:name="gr13" style:family="graphic">
      <style:graphic-properties draw:stroke="none" svg:stroke-color="#000000" draw:fill="none" draw:fill-color="#ffffff" fo:min-height="19.76mm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color="#ffd8ce" draw:fill-gradient-name="Pastel_20_Bouquet" draw:gradient-step-count="49"/>
      <style:paragraph-properties fo:text-align="start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Blue_20_Touch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cccc00" draw:fill-image-width="0mm" draw:fill-image-height="0mm" style:repeat="repeat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end"/>
    </style:style>
    <style:style style:name="P8" style:family="paragraph">
      <loext:graphic-properties draw:fill="gradient" draw:fill-color="#111111" draw:fill-gradient-name="Midnight" draw:gradient-step-count="0"/>
      <style:paragraph-properties fo:text-align="end"/>
    </style:style>
    <style:style style:name="P9" style:family="paragraph">
      <loext:graphic-properties draw:fill="gradient" draw:fill-color="#ffffff" draw:fill-gradient-name="Blue_20_Touch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gradient" draw:fill-color="#ffffff" draw:fill-gradient-name="Blue_20_Touch"/>
      <style:paragraph-properties fo:text-align="start"/>
    </style:style>
    <style:style style:name="P11" style:family="paragraph">
      <loext:graphic-properties draw:fill="gradient" draw:fill-gradient-name="gradient" draw:gradient-step-count="4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gradient" draw:fill-gradient-name="Blue_20_Touch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c9211e" style:text-outline="false" style:text-line-through-style="none" style:text-line-through-type="none" fo:font-family="'Segoe UI'" style:font-family-generic="swiss" style:font-pitch="variable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style:text-outline="false" style:text-line-through-style="none" style:text-line-through-type="none" style:font-name="Liberation Serif" fo:font-size="14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family="'Segoe UI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" style:family="text">
      <style:text-properties fo:color="#ff0000" fo:font-family="'Segoe UI Black'" style:font-style-name="Regular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f10d0c" fo:font-size="18pt" fo:font-weight="bold" style:font-size-asian="18pt" style:font-weight-asian="bold" style:font-size-complex="18pt" style:font-weight-complex="bold"/>
    </style:style>
    <style:style style:name="T18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omePageSignedInPlayingInLeagu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2" svg:width="245.33mm" svg:height="7.16mm" svg:x="157.65mm" svg:y="33.46mm">
            <draw:text-box>
              <text:p text:style-name="P1">Home <text:s text:c="3"/>Players <text:s text:c="2"/>Leagues <text:s text:c="3"/>News <text:s text:c="3"/>How-this-works <text:s text:c="4"/>About <text:s text:c="4"/>Contact-us</text:p>
            </draw:text-box>
          </draw:frame>
          <draw:frame draw:z-index="1" draw:style-name="gr2" draw:text-style-name="P4" svg:width="245.6mm" svg:height="29.27mm" svg:x="157.74mm" svg:y="1.01mm">
            <draw:text-box>
              <text:p text:style-name="P3"><text:span text:style-name="T1">Racket Fury PSVR Leagues and Friendlies</text:span></text:p>
              <text:p text:style-name="P3"><text:span text:style-name="T2"/></text:p>
              <text:p text:style-name="P3"><text:span text:style-name="T2">A non-profit community website for fans</text:span></text:p>
              <text:p text:style-name="P3"><text:span text:style-name="T2">of Racket Fury PSVR</text:span></text:p>
            </draw:text-box>
          </draw:frame>
          <draw:custom-shape draw:z-index="2" draw:style-name="gr3" draw:text-style-name="P6" svg:width="21.75mm" svg:height="22.85mm" svg:x="159.67mm" svg:y="2.12mm">
            <text:p text:style-name="P5"><text:span text:style-name="T3">Racket</text:span></text:p>
            <text:p text:style-name="P5"><text:span text:style-name="T3">Fury</text:span></text:p>
            <text:p text:style-name="P5"><text:span text:style-name="T3">PSVR 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  <draw:custom-shape draw:z-index="3" draw:style-name="gr4" draw:text-style-name="P6" svg:width="27.82mm" svg:height="25mm" draw:transform="rotate (-0.116762526958421) translate (171.68mm 5.53mm)">
            <text:p text:style-name="P5"><text:span text:style-name="T3">Leagues 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  <draw:frame draw:z-index="4" draw:style-name="gr5" draw:text-style-name="P8" svg:width="65.7mm" svg:height="6.64mm" svg:x="336.83mm" svg:y="33.93mm">
            <draw:text-box>
              <text:p text:style-name="P7">My Profile <text:s text:c="2"/>My-Messages <text:s text:c="2"/>Logout <text:s/></text:p>
            </draw:text-box>
          </draw:frame>
          <draw:frame draw:z-index="5" draw:style-name="gr6" draw:text-style-name="P9" svg:width="177.23mm" svg:height="27.1mm" svg:x="157.41mm" svg:y="44.04mm">
            <draw:text-box>
              <text:p text:style-name="P3"><text:span text:style-name="T4">You have 3 players yet to play in this season with 7 days remaining!</text:span></text:p>
              <text:p text:style-name="P3"><text:span text:style-name="T4"/></text:p>
              <text:p text:style-name="P3"><text:span text:style-name="T4">(Remember, there is a bonus point to get all of your games in!)</text:span></text:p>
            </draw:text-box>
          </draw:frame>
          <draw:frame draw:z-index="6" draw:style-name="gr7" draw:text-style-name="P10" svg:width="176.6mm" svg:height="28.16mm" svg:x="157.49mm" svg:y="76.49mm">
            <draw:text-box>
              <text:p text:style-name="P1"><text:span text:style-name="T5"><text:tab/></text:span><text:span text:style-name="T5"><text:tab/></text:span><text:span text:style-name="T6">Blaadman85:</text:span><text:span text:style-name="T6"><text:tab/></text:span><text:span text:style-name="T6"><text:tab/></text:span><text:span text:style-name="T7">Challenge</text:span><text:span text:style-name="T8"> <text:s/>or <text:s/></text:span><text:span text:style-name="T7">Submit Match Results</text:span></text:p>
              <text:p text:style-name="P1"><text:span text:style-name="T5"><text:tab/></text:span><text:span text:style-name="T5"><text:tab/></text:span><text:span text:style-name="T9">CaptainCaos80:</text:span><text:span text:style-name="T9"><text:tab/></text:span><text:span text:style-name="T5">Challenged. <text:s text:c="3"/></text:span><text:span text:style-name="T10">Nudge</text:span><text:span text:style-name="T11"> </text:span><text:span text:style-name="T5"><text:s/>or <text:s/></text:span><text:span text:style-name="T10">Submit Match Results</text:span><text:span text:style-name="T12"> </text:span></text:p>
              <text:p text:style-name="P1"><text:span text:style-name="T5"><text:tab/></text:span><text:span text:style-name="T5"><text:tab/></text:span><text:span text:style-name="T9">Chirssk2015:</text:span><text:span text:style-name="T9"><text:tab/></text:span><text:span text:style-name="T9"><text:tab/></text:span><text:span text:style-name="T13">Has challenged you. <text:s/></text:span><text:span text:style-name="T10">Respond</text:span><text:span text:style-name="T8"> <text:s/>or <text:s/></text:span><text:span text:style-name="T10">Submit Match Results</text:span></text:p>
            </draw:text-box>
          </draw:frame>
          <draw:custom-shape draw:z-index="7" draw:style-name="gr8" draw:text-style-name="P11" svg:width="61.37mm" svg:height="21.87mm" svg:x="338.05mm" svg:y="45.69mm">
            <text:p text:style-name="P3"><text:span text:style-name="T14">Submit </text:span></text:p>
            <text:p text:style-name="P3"><text:span text:style-name="T14">Match Resul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2" svg:width="60.12mm" svg:height="67.93mm" svg:x="339.32mm" svg:y="76.26mm">
            <text:p text:style-name="P3"><text:span text:style-name="T1">NEWS</text:span></text:p>
            <text:p text:style-name="P3"/>
            <text:p text:style-name="P3">This website is currently in development but will be active very soon!</text:p>
            <text:p text:style-name="P3"/>
            <text:p text:style-name="P3">Many features are planned including recording friendlies and internal messaging between players without seeing each other’s email addresses but will be phased in over the next couple of seasons.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9" draw:style-name="gr10" draw:text-style-name="P3" svg:x1="397.17mm" svg:y1="58.7mm" svg:x2="414.19mm" svg:y2="57.64mm">
            <text:p/>
          </draw:line>
          <draw:frame draw:z-index="10" draw:style-name="gr11" draw:text-style-name="P13" svg:width="21.96mm" svg:height="18.69mm" svg:x="417.21mm" svg:y="49.17mm">
            <draw:text-box>
              <text:p>This will be a push button</text:p>
            </draw:text-box>
          </draw:frame>
          <draw:custom-shape draw:z-index="11" draw:style-name="gr12" draw:text-style-name="P12" svg:width="60.68mm" svg:height="150.64mm" svg:x="339.3mm" svg:y="146.59mm">
            <text:p text:style-name="P3"><text:span text:style-name="T1">Last Season</text:span></text:p>
            <text:p text:style-name="P3"><text:span text:style-name="T1"><text:s/></text:span><text:span text:style-name="T1">Winners!</text:span></text:p>
            <text:p text:style-name="P3"/>
            <text:p text:style-name="P3">Congratulations to all winners of their divisions!</text:p>
            <text:p text:style-name="P3">As the winners promote to higher divisions, it’s gonna get tougher...well maybe not in Div 1...but can they stay there!?</text:p>
            <text:p text:style-name="P3"/>
            <text:p text:style-name="P3"><text:span text:style-name="T15">EUROPE</text:span></text:p>
            <text:p text:style-name="P3"/>
            <text:p text:style-name="P3"><text:span text:style-name="T16">Div 1</text:span></text:p>
            <text:p text:style-name="P3"><text:span text:style-name="T17">hueae_23r</text:span></text:p>
            <text:p text:style-name="P3"><text:span text:style-name="T16"/></text:p>
            <text:p text:style-name="P3"><text:span text:style-name="T16">Div 2</text:span></text:p>
            <text:p text:style-name="P3"><text:span text:style-name="T17">Sagvdsfgv</text:span></text:p>
            <text:p text:style-name="P3"><text:span text:style-name="T16"/></text:p>
            <text:p text:style-name="P3"><text:span text:style-name="T16">Div 3</text:span></text:p>
            <text:p text:style-name="P3"><text:span text:style-name="T17">dre4fg</text:span></text:p>
            <text:p text:style-name="P3"><text:span text:style-name="T16"/></text:p>
            <text:p text:style-name="P3"><text:span text:style-name="T16">Div 4</text:span></text:p>
            <text:p text:style-name="P3"><text:span text:style-name="T17">ax2dvdv</text:span></text:p>
            <text:p text:style-name="P3"><text:span text:style-name="T16"/></text:p>
            <text:p text:style-name="P3"><text:span text:style-name="T16">Div 5</text:span></text:p>
            <text:p text:style-name="P3"><text:span text:style-name="T17">2323er3edv</text:span></text:p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line draw:z-index="12" draw:style-name="gr10" draw:text-style-name="P3" svg:x1="392.16mm" svg:y1="215.81mm" svg:x2="411.37mm" svg:y2="213.41mm">
            <text:p/>
          </draw:line>
          <draw:frame draw:z-index="13" draw:style-name="gr13" draw:text-style-name="P13" svg:width="30.47mm" svg:height="19.76mm" svg:x="411.44mm" svg:y="204.8mm">
            <draw:text-box>
              <text:p>This will be a slide show for different leagues</text:p>
            </draw:text-box>
          </draw:frame>
        </table:shapes>
        <table:table-column table:style-name="co1" table:number-columns-repeated="7" table:default-cell-style-name="ce11"/>
        <table:table-column table:style-name="co2" table:default-cell-style-name="ce11"/>
        <table:table-column table:style-name="co3" table:number-columns-repeated="7" table:default-cell-style-name="ce11"/>
        <table:table-column table:style-name="co4" table:default-cell-style-name="ce11"/>
        <table:table-column table:style-name="co1" table:number-columns-repeated="1008" table:default-cell-style-name="ce11"/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2" office:value-type="string" calcext:value-type="string">
            <text:p>League: Europe</text:p>
          </table:table-cell>
          <table:table-cell/>
          <table:table-cell table:style-name="ce12" office:value-type="string" calcext:value-type="string">
            <text:p>Season: 1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12" office:value-type="string" calcext:value-type="string">
            <text:p>Division 5 – Status: In progress.  Season ends on 7<text:span text:style-name="T18">th</text:span> September 202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2" office:value-type="string" calcext:value-type="string">
            <text:p>Players</text:p>
          </table:table-cell>
          <table:table-cell table:style-name="ce4" office:value-type="string" calcext:value-type="string">
            <text:p>Ananda_vallabh</text:p>
          </table:table-cell>
          <table:table-cell table:style-name="ce4" office:value-type="string" calcext:value-type="string">
            <text:p>Big_foot_040</text:p>
          </table:table-cell>
          <table:table-cell table:style-name="ce4" office:value-type="string" calcext:value-type="string">
            <text:p>Blaadman85</text:p>
          </table:table-cell>
          <table:table-cell table:style-name="ce4" office:value-type="string" calcext:value-type="string">
            <text:p>Black--Burnout</text:p>
          </table:table-cell>
          <table:table-cell table:style-name="ce4" office:value-type="string" calcext:value-type="string">
            <text:p>Buki232</text:p>
          </table:table-cell>
          <table:table-cell table:style-name="ce4" office:value-type="string" calcext:value-type="string">
            <text:p>Captaincaos80</text:p>
          </table:table-cell>
          <table:table-cell table:style-name="ce4" office:value-type="string" calcext:value-type="string">
            <text:p>Chrissk2015</text:p>
          </table:table-cell>
          <table:table-cell table:style-name="ce9" office:value-type="string" calcext:value-type="string">
            <text:p>POINTS (game diff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Ananda_vallabh</text:p>
          </table:table-cell>
          <table:table-cell table:style-name="ce16"/>
          <table:table-cell table:style-name="ce7" office:value-type="string" calcext:value-type="string">
            <text:p>2 – 3</text:p>
          </table:table-cell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3 – 1</text:p>
          </table:table-cell>
          <table:table-cell table:style-name="ce7" office:value-type="string" calcext:value-type="string">
            <text:p>0 – 3</text:p>
          </table:table-cell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1 – 3</text:p>
          </table:table-cell>
          <table:table-cell table:style-name="ce22" office:value-type="string" calcext:value-type="string">
            <text:p>6(-4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Big_foot_040</text:p>
          </table:table-cell>
          <table:table-cell table:style-name="ce6" office:value-type="string" calcext:value-type="string">
            <text:p>3 – 2</text:p>
          </table:table-cell>
          <table:table-cell table:style-name="ce16"/>
          <table:table-cell table:number-columns-repeated="3" table:style-name="ce18" office:value-type="string" calcext:value-type="string">
            <text:p>Yet to Play</text:p>
          </table:table-cell>
          <table:table-cell table:style-name="ce7" office:value-type="string" calcext:value-type="string">
            <text:p>1 – 3</text:p>
          </table:table-cell>
          <table:table-cell table:style-name="ce18" office:value-type="string" calcext:value-type="string">
            <text:p>Yet to Play</text:p>
          </table:table-cell>
          <table:table-cell table:style-name="ce22" office:value-type="string" calcext:value-type="string">
            <text:p>4(-1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Blaadman85</text:p>
          </table:table-cell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3 – 1</text:p>
          </table:table-cell>
          <table:table-cell table:style-name="ce16"/>
          <table:table-cell table:number-columns-repeated="2" table:style-name="ce18" office:value-type="string" calcext:value-type="string">
            <text:p>Yet to Play</text:p>
          </table:table-cell>
          <table:table-cell table:style-name="ce7" office:value-type="string" calcext:value-type="string">
            <text:p>1 – 3</text:p>
          </table:table-cell>
          <table:table-cell table:style-name="ce7" office:value-type="string" calcext:value-type="string">
            <text:p>3 – 2</text:p>
          </table:table-cell>
          <table:table-cell table:style-name="ce22" office:value-type="string" calcext:value-type="string">
            <text:p>7(1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IamFury234</text:p>
          </table:table-cell>
          <table:table-cell table:number-columns-repeated="3" table:style-name="ce18" office:value-type="string" calcext:value-type="string">
            <text:p>Yet to Play</text:p>
          </table:table-cell>
          <table:table-cell table:style-name="ce16"/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3 – 2</text:p>
          </table:table-cell>
          <table:table-cell table:style-name="ce18" office:value-type="string" calcext:value-type="string">
            <text:p>Yet to Play</text:p>
          </table:table-cell>
          <table:table-cell table:style-name="ce22" office:value-type="string" calcext:value-type="string">
            <text:p>3(1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Buki232</text:p>
          </table:table-cell>
          <table:table-cell table:style-name="ce7" office:value-type="string" calcext:value-type="string">
            <text:p>3 – 0</text:p>
          </table:table-cell>
          <table:table-cell table:style-name="ce6" office:value-type="string" calcext:value-type="string">
            <text:p>1 – 3</text:p>
          </table:table-cell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2 – 3</text:p>
          </table:table-cell>
          <table:table-cell table:style-name="ce16"/>
          <table:table-cell table:number-columns-repeated="2" table:style-name="ce18" office:value-type="string" calcext:value-type="string">
            <text:p>Yet to Play</text:p>
          </table:table-cell>
          <table:table-cell table:style-name="ce22" office:value-type="string" calcext:value-type="string">
            <text:p>7(0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Captaincaos80</text:p>
          </table:table-cell>
          <table:table-cell table:style-name="ce7" office:value-type="string" calcext:value-type="string">
            <text:p>0 – 3</text:p>
          </table:table-cell>
          <table:table-cell table:style-name="ce7" office:value-type="string" calcext:value-type="string">
            <text:p>Drawn</text:p>
          </table:table-cell>
          <table:table-cell table:style-name="ce7" office:value-type="string" calcext:value-type="string">
            <text:p>0 – 3</text:p>
          </table:table-cell>
          <table:table-cell table:style-name="ce8" office:value-type="string" calcext:value-type="string">
            <text:p>3 – 1</text:p>
          </table:table-cell>
          <table:table-cell table:style-name="ce18" office:value-type="string" calcext:value-type="string">
            <text:p>Yet to Play</text:p>
          </table:table-cell>
          <table:table-cell table:style-name="ce16"/>
          <table:table-cell table:style-name="ce18" office:value-type="string" calcext:value-type="string">
            <text:p>Yet to Play</text:p>
          </table:table-cell>
          <table:table-cell table:style-name="ce22" office:value-type="string" calcext:value-type="string">
            <text:p>5(-4)</text:p>
          </table:table-cell>
          <table:table-cell table:number-columns-repeated="1008"/>
        </table:table-row>
        <table:table-row table:style-name="ro5">
          <table:table-cell table:number-columns-repeated="7"/>
          <table:table-cell table:style-name="ce14" office:value-type="string" calcext:value-type="string">
            <text:p>Chrissk2015</text:p>
          </table:table-cell>
          <table:table-cell table:style-name="ce7" office:value-type="string" calcext:value-type="string">
            <text:p>3 – 0</text:p>
          </table:table-cell>
          <table:table-cell table:style-name="ce7" office:value-type="string" calcext:value-type="string">
            <text:p>3 – 2</text:p>
          </table:table-cell>
          <table:table-cell table:style-name="ce7" office:value-type="string" calcext:value-type="string">
            <text:p>3 – 1</text:p>
          </table:table-cell>
          <table:table-cell table:style-name="ce7" office:value-type="string" calcext:value-type="string">
            <text:p>1 – 3</text:p>
          </table:table-cell>
          <table:table-cell table:style-name="ce18" office:value-type="string" calcext:value-type="string">
            <text:p>Yet to Play</text:p>
          </table:table-cell>
          <table:table-cell table:style-name="ce7" office:value-type="string" calcext:value-type="string">
            <text:p>3 – 1</text:p>
          </table:table-cell>
          <table:table-cell table:style-name="ce16"/>
          <table:table-cell table:style-name="ce22" office:value-type="string" calcext:value-type="string">
            <text:p>13(6)</text:p>
          </table:table-cell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PageSignedInNotInLeague" table:style-name="ta1">
        <office:forms form:automatic-focus="false" form:apply-design-mode="false"/>
        <table:shapes>
          <draw:frame draw:z-index="0" draw:style-name="gr1" draw:text-style-name="P2" svg:width="245.33mm" svg:height="7.16mm" svg:x="157.65mm" svg:y="33.46mm">
            <draw:text-box>
              <text:p text:style-name="P1">Home <text:s text:c="3"/>Players <text:s text:c="2"/>Leagues <text:s text:c="3"/>News <text:s text:c="3"/>How-this-works <text:s text:c="4"/>About <text:s text:c="4"/>Contact-us</text:p>
            </draw:text-box>
          </draw:frame>
          <draw:frame draw:z-index="1" draw:style-name="gr2" draw:text-style-name="P4" svg:width="245.6mm" svg:height="29.27mm" svg:x="157.74mm" svg:y="1.01mm">
            <draw:text-box>
              <text:p text:style-name="P3"><text:span text:style-name="T1">Racket Fury PSVR Leagues and Friendlies</text:span></text:p>
              <text:p text:style-name="P3"><text:span text:style-name="T2"/></text:p>
              <text:p text:style-name="P3"><text:span text:style-name="T2">A non-profit community website for fans</text:span></text:p>
              <text:p text:style-name="P3"><text:span text:style-name="T2">of Racket Fury PSVR</text:span></text:p>
            </draw:text-box>
          </draw:frame>
          <draw:custom-shape draw:z-index="2" draw:style-name="gr3" draw:text-style-name="P6" svg:width="21.75mm" svg:height="22.85mm" svg:x="159.67mm" svg:y="2.12mm">
            <text:p text:style-name="P5"><text:span text:style-name="T3">Racket</text:span></text:p>
            <text:p text:style-name="P5"><text:span text:style-name="T3">Fury</text:span></text:p>
            <text:p text:style-name="P5"><text:span text:style-name="T3">PSVR 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  <draw:custom-shape draw:z-index="3" draw:style-name="gr4" draw:text-style-name="P6" svg:width="27.82mm" svg:height="25mm" draw:transform="rotate (-0.116762526958421) translate (171.68mm 5.53mm)">
            <text:p text:style-name="P5"><text:span text:style-name="T3">Leagues 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  <draw:frame draw:z-index="4" draw:style-name="gr5" draw:text-style-name="P8" svg:width="65.7mm" svg:height="6.64mm" svg:x="336.83mm" svg:y="33.93mm">
            <draw:text-box>
              <text:p text:style-name="P7">My Profile <text:s text:c="2"/>My-Messages <text:s text:c="2"/>Logout <text:s/></text:p>
            </draw:text-box>
          </draw:frame>
          <draw:frame draw:z-index="5" draw:style-name="gr6" draw:text-style-name="P9" svg:width="177.23mm" svg:height="27.1mm" svg:x="157.41mm" svg:y="44.04mm">
            <draw:text-box>
              <text:p text:style-name="P3"><text:span text:style-name="T4">You are not currently playing in a League</text:span></text:p>
              <text:p text:style-name="P3"><text:span text:style-name="T4"/></text:p>
            </draw:text-box>
          </draw:frame>
          <draw:frame draw:z-index="6" draw:style-name="gr7" draw:text-style-name="P10" svg:width="176.6mm" svg:height="28.16mm" svg:x="157.49mm" svg:y="76.49mm">
            <draw:text-box>
              <text:p text:style-name="P1"><text:span text:style-name="T5"><text:tab/></text:span><text:span text:style-name="T5"><text:tab/></text:span><text:span text:style-name="T6">Blaadman85:</text:span><text:span text:style-name="T6"><text:tab/></text:span><text:span text:style-name="T6"><text:tab/></text:span><text:span text:style-name="T7">Challenge</text:span><text:span text:style-name="T8"> <text:s/>or <text:s/></text:span><text:span text:style-name="T7">Submit Match Results</text:span></text:p>
              <text:p text:style-name="P1"><text:span text:style-name="T5"><text:tab/></text:span><text:span text:style-name="T5"><text:tab/></text:span><text:span text:style-name="T9">CaptainCaos80:</text:span><text:span text:style-name="T9"><text:tab/></text:span><text:span text:style-name="T5">Challenged. <text:s text:c="3"/></text:span><text:span text:style-name="T10">Nudge</text:span><text:span text:style-name="T11"> </text:span><text:span text:style-name="T5"><text:s/>or <text:s/></text:span><text:span text:style-name="T10">Submit Match Results</text:span><text:span text:style-name="T12"> </text:span></text:p>
              <text:p text:style-name="P1"><text:span text:style-name="T5"><text:tab/></text:span><text:span text:style-name="T5"><text:tab/></text:span><text:span text:style-name="T9">Chirssk2015:</text:span><text:span text:style-name="T9"><text:tab/></text:span><text:span text:style-name="T9"><text:tab/></text:span><text:span text:style-name="T13">Has challenged you. <text:s/></text:span><text:span text:style-name="T10">Respond</text:span><text:span text:style-name="T8"> <text:s/>or <text:s/></text:span><text:span text:style-name="T10">Submit Match Results</text:span></text:p>
            </draw:text-box>
          </draw:frame>
          <draw:custom-shape draw:z-index="7" draw:style-name="gr8" draw:text-style-name="P11" svg:width="61.37mm" svg:height="21.87mm" svg:x="338.05mm" svg:y="45.69mm">
            <text:p text:style-name="P3"><text:span text:style-name="T14">Enter</text:span></text:p>
            <text:p text:style-name="P3"><text:span text:style-name="T14">A Leag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2" svg:width="60.12mm" svg:height="67.93mm" svg:x="339.32mm" svg:y="76.26mm">
            <text:p text:style-name="P3"><text:span text:style-name="T1">NEWS</text:span></text:p>
            <text:p text:style-name="P3"/>
            <text:p text:style-name="P3">This website is currently in development but will be active very soon!</text:p>
            <text:p text:style-name="P3"/>
            <text:p text:style-name="P3">Many features are planned including recording friendlies and internal messaging between players without seeing each other’s email addresses but will be phased in over the next couple of seasons.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9" draw:style-name="gr10" draw:text-style-name="P3" svg:x1="397.17mm" svg:y1="58.7mm" svg:x2="414.19mm" svg:y2="57.64mm">
            <text:p/>
          </draw:line>
          <draw:frame draw:z-index="10" draw:style-name="gr11" draw:text-style-name="P13" svg:width="21.96mm" svg:height="18.69mm" svg:x="417.21mm" svg:y="49.17mm">
            <draw:text-box>
              <text:p>This will be a push button</text:p>
            </draw:text-box>
          </draw:frame>
          <draw:custom-shape draw:z-index="11" draw:style-name="gr12" draw:text-style-name="P12" svg:width="60.68mm" svg:height="150.64mm" svg:x="339.3mm" svg:y="146.59mm">
            <text:p text:style-name="P3"><text:span text:style-name="T1">Last Season</text:span></text:p>
            <text:p text:style-name="P3"><text:span text:style-name="T1"><text:s/></text:span><text:span text:style-name="T1">Winners!</text:span></text:p>
            <text:p text:style-name="P3"/>
            <text:p text:style-name="P3">Congratulations to all winners of their divisions!</text:p>
            <text:p text:style-name="P3">As the winners promote to higher divisions, it’s gonna get tougher...well maybe not in Div 1...but can they stay there!?</text:p>
            <text:p text:style-name="P3"/>
            <text:p text:style-name="P3"><text:span text:style-name="T15">EUROPE</text:span></text:p>
            <text:p text:style-name="P3"/>
            <text:p text:style-name="P3"><text:span text:style-name="T16">Div 1</text:span></text:p>
            <text:p text:style-name="P3"><text:span text:style-name="T17">hueae_23r</text:span></text:p>
            <text:p text:style-name="P3"><text:span text:style-name="T16"/></text:p>
            <text:p text:style-name="P3"><text:span text:style-name="T16">Div 2</text:span></text:p>
            <text:p text:style-name="P3"><text:span text:style-name="T17">Sagvdsfgv</text:span></text:p>
            <text:p text:style-name="P3"><text:span text:style-name="T16"/></text:p>
            <text:p text:style-name="P3"><text:span text:style-name="T16">Div 3</text:span></text:p>
            <text:p text:style-name="P3"><text:span text:style-name="T17">dre4fg</text:span></text:p>
            <text:p text:style-name="P3"><text:span text:style-name="T16"/></text:p>
            <text:p text:style-name="P3"><text:span text:style-name="T16">Div 4</text:span></text:p>
            <text:p text:style-name="P3"><text:span text:style-name="T17">ax2dvdv</text:span></text:p>
            <text:p text:style-name="P3"><text:span text:style-name="T16"/></text:p>
            <text:p text:style-name="P3"><text:span text:style-name="T16">Div 5</text:span></text:p>
            <text:p text:style-name="P3"><text:span text:style-name="T17">2323er3edv</text:span></text:p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line draw:z-index="12" draw:style-name="gr10" draw:text-style-name="P3" svg:x1="392.16mm" svg:y1="215.81mm" svg:x2="411.37mm" svg:y2="213.41mm">
            <text:p/>
          </draw:line>
          <draw:frame draw:z-index="13" draw:style-name="gr13" draw:text-style-name="P13" svg:width="30.47mm" svg:height="19.76mm" svg:x="411.44mm" svg:y="204.8mm">
            <draw:text-box>
              <text:p>This will be a slide show for different leagues</text:p>
            </draw:text-box>
          </draw:frame>
        </table:shapes>
        <table:table-column table:style-name="co1" table:number-columns-repeated="7" table:default-cell-style-name="ce11"/>
        <table:table-column table:style-name="co2" table:default-cell-style-name="ce11"/>
        <table:table-column table:style-name="co3" table:number-columns-repeated="7" table:default-cell-style-name="ce11"/>
        <table:table-column table:style-name="co4" table:default-cell-style-name="ce11"/>
        <table:table-column table:style-name="co1" table:number-columns-repeated="1008" table:default-cell-style-name="ce11"/>
        <table:table-row table:style-name="ro1" table:number-rows-repeated="25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4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5" table:number-rows-repeated="7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1" table:number-rows-repeated="5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PageNotSignedIn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Midnight" draw:style="linear" draw:start-color="#000000" draw:end-color="#2a6099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gradient" draw:style="linear" draw:start-color="#e8f2a1" draw:end-color="#ffd7d7" draw:start-intensity="100%" draw:end-intensity="100%" draw:angle="1800" draw:border="0%"/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8:00:47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22:22:48.941000000</meta:creation-date>
    <dc:date>2020-09-02T23:08:31.471000000</dc:date>
    <meta:editing-duration>PT3H50M50S</meta:editing-duration>
    <meta:editing-cycles>20</meta:editing-cycles>
    <meta:generator>LibreOffice/6.2.0.3$Windows_X86_64 LibreOffice_project/98c6a8a1c6c7b144ce3cc729e34964b47ce25d62</meta:generator>
    <meta:document-statistic meta:table-count="3" meta:cell-count="68" meta:object-count="28"/>
  </office:meta>
</office:document-meta>
</file>